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717in"/>
    </style:style>
    <style:style style:name="co2" style:family="table-column">
      <style:table-column-properties fo:break-before="auto" style:column-width="1.089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/>
          <table:table-cell office:value-type="string">
            <text:p>Cluster Number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3">03/13/2011</text:date>, <text:time>19:3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ffrey Minton</meta:initial-creator>
    <meta:creation-date>2011-03-13T18:59:44</meta:creation-date>
    <dc:date>2011-03-13T19:37:38</dc:date>
    <dc:creator>Jeffrey Minton</dc:creator>
    <meta:editing-duration>PT22M54S</meta:editing-duration>
    <meta:editing-cycles>1</meta:editing-cycles>
    <meta:document-statistic meta:table-count="3" meta:cell-count="51" meta:object-count="0"/>
    <meta:generator>LibreOffice/3.3$Unix LibreOffice_project/330m19$Build-8</meta:generator>
  </office:meta>
</office:document-meta>
</file>